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officeooo:rsid="001105b5" officeooo:paragraph-rsid="001de808" style:font-size-asian="11pt" style:font-size-complex="11pt"/>
    </style:style>
    <style:style style:name="P2" style:family="paragraph" style:parent-style-name="Standard">
      <style:text-properties fo:font-size="11pt" officeooo:rsid="001105b5" officeooo:paragraph-rsid="001de808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fo:font-size="11pt" officeooo:rsid="001105b5" officeooo:paragraph-rsid="001de808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81346" officeooo:paragraph-rsid="001de808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officeooo:rsid="001105b5" officeooo:paragraph-rsid="001de808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81346" officeooo:paragraph-rsid="001de808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officeooo:paragraph-rsid="001de808"/>
    </style:style>
    <style:style style:name="P8" style:family="paragraph" style:parent-style-name="Text_20_body">
      <style:text-properties officeooo:rsid="003158c4" officeooo:paragraph-rsid="001de808"/>
    </style:style>
    <style:style style:name="P9" style:family="paragraph" style:parent-style-name="Text_20_body">
      <style:text-properties officeooo:rsid="0030a263" officeooo:paragraph-rsid="001de808"/>
    </style:style>
    <style:style style:name="P10" style:family="paragraph" style:parent-style-name="Text_20_body">
      <style:text-properties officeooo:rsid="001de808" officeooo:paragraph-rsid="001de808"/>
    </style:style>
    <style:style style:name="P11" style:family="paragraph" style:parent-style-name="Text_20_body">
      <style:paragraph-properties fo:text-align="end" style:justify-single-word="false"/>
      <style:text-properties officeooo:rsid="001de808" officeooo:paragraph-rsid="001de808"/>
    </style:style>
    <style:style style:name="P12" style:family="paragraph" style:parent-style-name="Text_20_body">
      <style:text-properties fo:font-weight="bold" officeooo:rsid="003158c4" officeooo:paragraph-rsid="001de808" style:font-weight-asian="bold" style:font-weight-complex="bold"/>
    </style:style>
    <style:style style:name="P13" style:family="paragraph" style:parent-style-name="Text_20_body">
      <style:text-properties fo:font-weight="bold" officeooo:rsid="0030a263" officeooo:paragraph-rsid="001de808" style:font-weight-asian="bold" style:font-weight-complex="bold"/>
    </style:style>
    <style:style style:name="P14" style:family="paragraph" style:parent-style-name="Text_20_body">
      <style:paragraph-properties fo:text-align="end" style:justify-single-word="false"/>
      <style:text-properties fo:font-weight="bold" officeooo:rsid="001de808" officeooo:paragraph-rsid="001de808" style:font-weight-asian="bold" style:font-weight-complex="bold"/>
    </style:style>
    <style:style style:name="P15" style:family="paragraph" style:parent-style-name="Text_20_body">
      <style:text-properties fo:font-weight="normal" officeooo:rsid="0030a263" officeooo:paragraph-rsid="001de808" style:font-weight-asian="normal" style:font-weight-complex="normal"/>
    </style:style>
    <style:style style:name="P16" style:family="paragraph" style:parent-style-name="Heading_20_1">
      <style:paragraph-properties fo:margin-left="0in" fo:margin-right="0in" fo:text-align="center" style:justify-single-word="false" fo:text-indent="0in" style:auto-text-indent="false" fo:break-before="page"/>
      <style:text-properties fo:font-size="20pt" officeooo:paragraph-rsid="001de808" style:font-size-asian="20pt" style:font-size-complex="20pt"/>
    </style:style>
    <style:style style:name="P17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fo:font-size="20pt" officeooo:paragraph-rsid="001de808" style:font-size-asian="20pt" style:font-size-complex="20pt"/>
    </style:style>
    <style:style style:name="P18" style:family="paragraph" style:parent-style-name="Title">
      <style:paragraph-properties fo:break-before="pag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weight="bold" officeooo:rsid="00181346" style:font-weight-asian="bold" style:font-weight-complex="bold"/>
    </style:style>
    <style:style style:name="T5" style:family="text">
      <style:text-properties style:font-name="Liberation Sans" fo:font-size="11pt" officeooo:rsid="001105b5" style:font-size-asian="11pt" style:font-size-complex="11pt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officeooo:rsid="003158c4"/>
    </style:style>
    <style:style style:name="T8" style:family="text">
      <style:text-properties officeooo:rsid="001de808"/>
    </style:style>
    <style:style style:name="Sect1" style:family="section">
      <style:section-properties text:dont-balance-text-columns="false" style:editable="false">
        <style:columns fo:column-count="2">
          <style:column style:rel-width="6477*" fo:start-indent="0in" fo:end-indent="0.0945in"/>
          <style:column style:rel-width="2048*" fo:start-indent="0.094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/>
      <text:h text:style-name="P17" text:outline-level="1">Projektdokumentation der betrieblichen Projektarbeit von </text:h>
      <text:p text:style-name="P1"/>
      <text:p text:style-name="P1"><text:span text:style-name="T1">Claudia Rössel</text:span> </text:p>
      <text:p text:style-name="P1"/>
      <text:p text:style-name="P4"/>
      <text:p text:style-name="P4">zur Abschlussprüfung der IHK Sommer 2016</text:p>
      <text:p text:style-name="P5"><text:span text:style-name="T4">i</text:span><text:span text:style-name="T3">m Ausbildungsberuf Fachinformatiker für Anwendungsentwicklung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Entwicklung der interaktiven Datenvisualisierung</text:p>
      <text:p text:style-name="P6">“<text:span text:style-name="T6">CORR</text:span>elated <text:span text:style-name="T6">I</text:span>nteractive <text:span text:style-name="T6">D</text:span>ata <text:span text:style-name="T6">OR</text:span>ganisation”</text:p>
      <text:p text:style-name="P6">(<text:span text:style-name="T6">CORRIDOR</text:span>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Betrieb: extern </text:span></text:p>
      <text:p text:style-name="P7"><text:span text:style-name="T5">Ausführungszeit: 16.5.2016 - 4.6.2016 </text:span></text:p>
      <text:p text:style-name="P18"><text:span text:style-name="T8">I</text:span>nhaltsverzeichnis</text:p>
      <text:section text:style-name="Sect1" text:name="Section1">
        <text:p text:style-name="P12">1. Ausgangssituation</text:p>
        <text:p text:style-name="P9"><text:span text:style-name="T7">1.1 <text:tab/></text:span>Projektumfel<text:span text:style-name="T8">d</text:span></text:p>
        <text:p text:style-name="P9"><text:span text:style-name="T7">1.2 <text:tab/></text:span>Prozessschnittstellen</text:p>
        <text:p text:style-name="P8">1.3 <text:tab/>Projektziel<text:tab/></text:p>
        <text:p text:style-name="P8">1.4 <text:tab/>Kundenwünsche</text:p>
        <text:p text:style-name="P8">1.5 <text:tab/>Teilaufgaben</text:p>
        <text:p text:style-name="P13"><text:span text:style-name="T7">2. </text:span>Ressourcen- und Ablaufplanung</text:p>
        <text:p text:style-name="P9"><text:span text:style-name="T7">2.1 <text:tab/></text:span>Ablaufplanung</text:p>
        <text:p text:style-name="P9"><text:span text:style-name="T7">2.2 <text:tab/></text:span>Ressourcenplanung</text:p>
        <text:p text:style-name="P9"><text:span text:style-name="T7">2.3 <text:tab/></text:span>Kostenplanung</text:p>
        <text:p text:style-name="P13"><text:span text:style-name="T7">3. </text:span>Durchführung und Auftragsbearbeitung</text:p>
        <text:p text:style-name="P8">3.1 <text:tab/>Beispieldaten mit Abhängigkeiten</text:p>
        <text:p text:style-name="P8">3.2 <text:tab/>Spaltendarstellung</text:p>
        <text:p text:style-name="P8">3.3 <text:tab/>Interaktive Wertebereichsbegrenzung</text:p>
        <text:p text:style-name="P8">3.4 <text:tab/>Nutzeroberfläche</text:p>
        <text:p text:style-name="P8">3.5 <text:tab/>Diagrammerstellung vorbereiten und Diagramme erstellen</text:p>
        <text:p text:style-name="P13"><text:span text:style-name="T7">4. </text:span>Projektergebnisse<text:tab/></text:p>
        <text:p text:style-name="P8">4.1 <text:tab/>Anpassungen</text:p>
        <text:p text:style-name="P9"><text:span text:style-name="T7">4.2 <text:tab/></text:span>Soll-Ist-Vergleich</text:p>
        <text:p text:style-name="P9"><text:span text:style-name="T7">4.3 <text:tab/></text:span>Qualitätskontrolle</text:p>
        <text:p text:style-name="P15"><text:span text:style-name="T7">4.4 <text:tab/>Ausblick</text:span></text:p>
        <text:p text:style-name="P13"><text:span text:style-name="T7">5. </text:span>Gestaltung des Projekts</text:p>
        <text:p text:style-name="P13"><text:span text:style-name="T7">6. </text:span>Kundendokumentation</text:p>
        <text:p text:style-name="P12"/>
        <text:p text:style-name="P8">Anhang: <text:tab/>Eidesstattliche Erklärung</text:p>
        <text:p text:style-name="P8"><text:span text:style-name="T8"><text:tab/><text:tab/>B</text:span>ewilligter Projektantrag</text:p>
        <text:p text:style-name="P14"/>
        <text:p text:style-name="P11">1</text:p>
        <text:p text:style-name="P11">1</text:p>
        <text:p text:style-name="P11">2</text:p>
        <text:p text:style-name="P11">3</text:p>
        <text:p text:style-name="P11">4</text:p>
        <text:p text:style-name="P11"/>
        <text:p text:style-name="P11">5</text:p>
        <text:p text:style-name="P11">6</text:p>
        <text:p text:style-name="P11">6</text:p>
        <text:p text:style-name="P14"/>
        <text:p text:style-name="P11">7</text:p>
        <text:p text:style-name="P11">8</text:p>
        <text:p text:style-name="P11">9</text:p>
        <text:p text:style-name="P11">9</text:p>
        <text:p text:style-name="P11">10</text:p>
        <text:p text:style-name="P14"/>
        <text:p text:style-name="P11">11</text:p>
        <text:p text:style-name="P11">11</text:p>
        <text:p text:style-name="P11">12</text:p>
        <text:p text:style-name="P11">13</text:p>
        <text:p text:style-name="P14"/>
        <text:p text:style-name="P14"/>
        <text:p text:style-name="P10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/>
      <style:text-properties fo:color="#801900" fo:font-size="24pt" fo:font-weight="bold" style:font-size-asian="28pt" style:font-weight-asian="bold" style:font-size-complex="28pt" style:font-weight-complex="60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35in" fo:margin-bottom="1in" fo:margin-left="1.35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09:56:59.678290306</meta:creation-date>
    <dc:date>2016-06-05T10:15:24.409768488</dc:date>
    <meta:editing-duration>PT3M14S</meta:editing-duration>
    <meta:editing-cycles>1</meta:editing-cycles>
    <meta:document-statistic meta:table-count="0" meta:image-count="0" meta:object-count="0" meta:page-count="2" meta:paragraph-count="52" meta:word-count="115" meta:character-count="999" meta:non-whitespace-character-count="909"/>
    <meta:generator>LibreOffice/4.2.8.2$Linux_X86_64 LibreOffice_project/420m0$Build-2</meta:generator>
  </office:meta>
</office:document-meta>
</file>